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draw:fill="none" fo:min-height="6.41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6.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4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55cm" svg:y1="1.271cm" svg:x2="20.005cm" svg:y2="1.271cm">
          <text:p/>
        </draw:line>
        <draw:line draw:style-name="gr1" draw:text-style-name="P1" draw:layer="layout" svg:x1="0.955cm" svg:y1="1.271cm" svg:x2="0.955cm" svg:y2="26.671cm">
          <text:p/>
        </draw:line>
        <draw:line draw:style-name="gr1" draw:text-style-name="P1" draw:layer="layout" svg:x1="0.955cm" svg:y1="26.67cm" svg:x2="20.005cm" svg:y2="26.67cm">
          <text:p/>
        </draw:line>
        <draw:line draw:style-name="gr1" draw:text-style-name="P1" draw:layer="layout" svg:x1="20.005cm" svg:y1="1.27cm" svg:x2="20.005cm" svg:y2="26.67cm">
          <text:p/>
        </draw:line>
        <draw:line draw:style-name="gr1" draw:text-style-name="P1" draw:layer="layout" svg:x1="0.955cm" svg:y1="7.62cm" svg:x2="20.005cm" svg:y2="7.62cm">
          <text:p/>
        </draw:line>
        <draw:line draw:style-name="gr1" draw:text-style-name="P1" draw:layer="layout" svg:x1="0.955cm" svg:y1="13.97cm" svg:x2="20.005cm" svg:y2="13.97cm">
          <text:p/>
        </draw:line>
        <draw:line draw:style-name="gr1" draw:text-style-name="P1" draw:layer="layout" svg:x1="0.955cm" svg:y1="20.32cm" svg:x2="20.005cm" svg:y2="20.32cm">
          <text:p/>
        </draw:line>
        <draw:line draw:style-name="gr1" draw:text-style-name="P1" draw:layer="layout" svg:x1="7.305cm" svg:y1="1.27cm" svg:x2="7.305cm" svg:y2="26.67cm">
          <text:p/>
        </draw:line>
        <draw:line draw:style-name="gr1" draw:text-style-name="P1" draw:layer="layout" svg:x1="13.655cm" svg:y1="1.27cm" svg:x2="13.655cm" svg:y2="26.67cm">
          <text:p/>
        </draw:line>
        <draw:frame draw:style-name="gr2" draw:text-style-name="P1" draw:layer="layout" svg:width="6.35cm" svg:height="6.851cm" svg:x="0.955cm" svg:y="1.27cm">
          <draw:text-box>
            <text:p text:style-name="P2"><text:span text:style-name="T1"><text:s/></text:span><text:span text:style-name="T1">____ <text:s text:c="2"/>___ <text:s text:c="3"/>_ <text:s/>_ <text:s text:c="2"/>____ <text:s text:c="3"/>____ <text:s text:c="4"/>___ </text:span></text:p>
            <text:p text:style-name="P2"><text:span text:style-name="T1">( <text:s/>__ ) ( <text:s/>__) <text:s/>( <text:s/>\/ <text:s/>) ( <text:s text:c="2"/>_ <text:s text:c="2"/>\ ( <text:s text:c="4"/>__) <text:s/>/ <text:s/>__)</text:span></text:p>
            <text:p text:style-name="P2"><text:span text:style-name="T1"><text:s/></text:span><text:span text:style-name="T1">) _) <text:s text:c="5"/>) _) <text:s text:c="2"/>/ <text:s/>\/ <text:s/>\ <text:s text:c="2"/>) <text:s/>__/ <text:s/>) <text:s text:c="3"/>_) <text:s text:c="2"/>( <text:s/>(_ <text:s/>\</text:span></text:p>
            <text:p text:style-name="P2"><text:span text:style-name="T1">(__) <text:s text:c="4"/>(__) <text:s text:c="2"/>\_)(_/ <text:s/>(__) <text:s text:c="2"/>(____) <text:s text:c="2"/>\___/</text:span></text:p>
            <text:p text:style-name="P2"><text:span text:style-name="T1"/></text:p>
            <text:p text:style-name="P2"><text:span text:style-name="T1"><text:s text:c="2"/></text:span><text:span text:style-name="T1">mar 2024 <text:s text:c="16"/>by Nobodyatall</text:span></text:p>
            <text:p text:style-name="P2"><text:span text:style-name="T1"/></text:p>
            <text:p text:style-name="P2"><text:span text:style-name="T1">\ <text:s/>/\ <text:s/>/\ <text:s/>/\ <text:s/>/\ <text:s/>/\ <text:s/>/\ <text:s/>/\ <text:s/>/\ <text:s/>/\ <text:s/>/\ <text:s/>/\ <text:s/>/\ <text:s/>/\ <text:s/>/\ <text:s/>/\ <text:s/>/\ <text:s/>/\ <text:s/>/\ </text:span><text:span text:style-name="T1"><text:s/>/\ <text:s/>/</text:span></text:p>
            <text:p text:style-name="P2"><text:span text:style-name="T1"><text:s/></text:span><text:span text:style-name="T1">\/ <text:s/>\/ <text:s/>\/ <text:s/>\/ <text:s/>\/ <text:s/>\/ <text:s/>\/ <text:s/>\/ <text:s/>\/ <text:s/>\/ <text:s/>\/ <text:s/>\/ <text:s/>\/ <text:s/>\/ <text:s/>\/ <text:s/>\/ <text:s/>\/ <text:s/>\/ <text:s/></text:span><text:span text:style-name="T1">\/ <text:s/>\/</text:span></text:p>
            <text:p text:style-name="P2"><text:span text:style-name="T1">INTRO</text:span></text:p>
            <text:p text:style-name="P2"><text:span text:style-name="T1">------------</text:span></text:p>
            <text:p text:style-name="P2"><text:span text:style-name="T1">greetings and bienvenue to my zine.</text:span></text:p>
            <text:p text:style-name="P2"><text:span text:style-name="T1"><text:s text:c="2"/></text:span><text:span text:style-name="T1">a lot of people on certain Internet forums and chat </text:span><text:span text:style-name="T1">areas ask me how I fit certain high quality videos in </text:span><text:span text:style-name="T1">such small yet high quality constraints. this is purely </text:span><text:span text:style-name="T1">using ffmpeg and ab-av1.</text:span></text:p>
            <text:p text:style-name="P2"><text:span text:style-name="T1">I'll be showing you exactly how to use these </text:span><text:span text:style-name="T1">programs to achieve better file sizes while also </text:span><text:span text:style-name="T1">maintaining visual quality as best as possible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6.851cm" svg:x="7.305cm" svg:y="1.27cm">
          <draw:text-box>
            <text:p text:style-name="P2"><text:span text:style-name="T1"><text:s/></text:span><text:span text:style-name="T1">____ <text:s text:c="2"/>___ <text:s text:c="3"/>_ <text:s/>_ <text:s text:c="2"/>____ <text:s text:c="3"/>____ <text:s text:c="4"/>___ </text:span></text:p>
            <text:p text:style-name="P2"><text:span text:style-name="T1">( <text:s/>__ ) ( <text:s/>__) <text:s/>( <text:s/>\/ <text:s/>) ( <text:s text:c="2"/>_ <text:s text:c="2"/>\ ( <text:s text:c="4"/>__) <text:s/>/ <text:s/>__)</text:span></text:p>
            <text:p text:style-name="P2"><text:span text:style-name="T1"><text:s/></text:span><text:span text:style-name="T1">) _) <text:s text:c="5"/>) _) <text:s text:c="2"/>/ <text:s/>\/ <text:s/>\ <text:s text:c="2"/>) <text:s/>__/ <text:s/>) <text:s text:c="3"/>_) <text:s text:c="2"/>( <text:s/>(_ <text:s/>\</text:span></text:p>
            <text:p text:style-name="P2"><text:span text:style-name="T1">(__) <text:s text:c="4"/>(__) <text:s text:c="2"/>\_)(_/ <text:s/>(__) <text:s text:c="2"/>(____) <text:s text:c="2"/>\___/</text:span></text:p>
            <text:p text:style-name="P2"><text:span text:style-name="T1"/></text:p>
            <text:p text:style-name="P2"><text:span text:style-name="T1"><text:s text:c="2"/></text:span><text:span text:style-name="T1">mar 2024 <text:s text:c="16"/>by Nobodyatall</text:span></text:p>
            <text:p text:style-name="P2"><text:span text:style-name="T1"/></text:p>
            <text:p text:style-name="P2"><text:span text:style-name="T1">\ <text:s/>/\ <text:s/>/\ <text:s/>/\ <text:s/>/\ <text:s/>/\ <text:s/>/\ <text:s/>/\ <text:s/>/\ <text:s/>/\ <text:s/>/\ <text:s/>/\ <text:s/>/\ <text:s/>/\ <text:s/>/\ <text:s/>/\ <text:s/>/\ <text:s/>/\ <text:s/>/\ </text:span><text:span text:style-name="T1"><text:s/>/\ <text:s/>/</text:span></text:p>
            <text:p text:style-name="P2"><text:span text:style-name="T1"><text:s/></text:span><text:span text:style-name="T1">\/ <text:s/>\/ <text:s/>\/ <text:s/>\/ <text:s/>\/ <text:s/>\/ <text:s/>\/ <text:s/>\/ <text:s/>\/ <text:s/>\/ <text:s/>\/ <text:s/>\/ <text:s/>\/ <text:s/>\/ <text:s/>\/ <text:s/>\/ <text:s/>\/ <text:s/>\/ <text:s/></text:span><text:span text:style-name="T1">\/ <text:s/>\/</text:span></text:p>
            <text:p text:style-name="P2"><text:span text:style-name="T1">INTRO</text:span></text:p>
            <text:p text:style-name="P2"><text:span text:style-name="T1">------------</text:span></text:p>
            <text:p text:style-name="P2"><text:span text:style-name="T1">greetings and bienvenue to my zine.</text:span></text:p>
            <text:p text:style-name="P2"><text:span text:style-name="T1"><text:s text:c="2"/></text:span><text:span text:style-name="T1">a lot of people on certain Internet forums and chat </text:span><text:span text:style-name="T1">areas ask me how I fit certain high quality videos in </text:span><text:span text:style-name="T1">such small yet high quality constraints. this is purely </text:span><text:span text:style-name="T1">using ffmpeg and ab-av1.</text:span></text:p>
            <text:p text:style-name="P2"><text:span text:style-name="T1">I'll be showing you exactly how to use these </text:span><text:span text:style-name="T1">programs to achieve better file sizes while also </text:span><text:span text:style-name="T1">maintaining visual quality as best as possible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6.851cm" svg:x="0.955cm" svg:y="7.62cm">
          <draw:text-box>
            <text:p text:style-name="P2"><text:span text:style-name="T1"><text:s text:c="2"/></text:span></text:p>
            <text:p text:style-name="P2"><text:span text:style-name="T1">before we talk about ffmpeg or ab-av1 we need to </text:span><text:span text:style-name="T1">discuss VMAF. VMAF being the visual quality of a </text:span><text:span text:style-name="T1">video in relation to our eyes. the scale reaches from </text:span><text:span text:style-name="T1">0-100 after 93 our eyes can't fully tell the difference </text:span><text:span text:style-name="T1">between the quality of the original or the new version.</text:span></text:p>
            <text:p text:style-name="P2"><text:span text:style-name="T1"/></text:p>
            <text:p text:style-name="P2"><text:span text:style-name="T1"><text:s text:c="2"/></text:span><text:span text:style-name="T1">I try to to keep vmaf at 94-95 for 1080p videos and </text:span><text:span text:style-name="T1">higher but normally no lower than 88 for 720p videos. </text:span><text:span text:style-name="T1">you can still use 95 for 720p and get an amazing </text:span><text:span text:style-name="T1">result with a small file size and great quality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6.851cm" svg:x="7.305cm" svg:y="7.62cm">
          <draw:text-box>
            <text:p text:style-name="P2"><text:span text:style-name="T1"><text:s text:c="2"/></text:span></text:p>
            <text:p text:style-name="P2"><text:span text:style-name="T1">before we talk about ffmpeg or ab-av1 we need to </text:span><text:span text:style-name="T1">discuss VMAF. VMAF being the visual quality of a </text:span><text:span text:style-name="T1">video in relation to our eyes. the scale reaches from </text:span><text:span text:style-name="T1">0-100 after 93 our eyes can't fully tell the difference </text:span><text:span text:style-name="T1">between the quality of the original or the new version.</text:span></text:p>
            <text:p text:style-name="P2"><text:span text:style-name="T1"/></text:p>
            <text:p text:style-name="P2"><text:span text:style-name="T1"><text:s text:c="2"/></text:span><text:span text:style-name="T1">I try to to keep vmaf at 94-95 for 1080p videos and </text:span><text:span text:style-name="T1">higher but normally no lower than 88 for 720p videos. </text:span><text:span text:style-name="T1">you can still use 95 for 720p and get an amazing </text:span><text:span text:style-name="T1">result with a small file size and great quality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4" draw:text-style-name="P1" draw:layer="layout" svg:width="6.35cm" svg:height="12.7cm" svg:x="7.305cm" svg:y="13.9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lets use ab-av1.</text:span></text:p>
            <text:p text:style-name="P2"><text:span text:style-name="T1"><text:s text:c="2"/></text:span><text:span text:style-name="T1">I have a very highly lossless animated video.</text:span></text:p>
            <text:p text:style-name="P2"><text:span text:style-name="T1"><text:s text:c="2"/></text:span><text:span text:style-name="T1">name: bdan.mp4</text:span></text:p>
            <text:p text:style-name="P2"><text:span text:style-name="T1"><text:s text:c="2"/></text:span><text:span text:style-name="T1">video: h264 high 1080p 24fps 14989kb/s</text:span></text:p>
            <text:p text:style-name="P2"><text:span text:style-name="T1"><text:s text:c="2"/></text:span><text:span text:style-name="T1">audio: aac 317kb/s</text:span></text:p>
            <text:p text:style-name="P2"><text:span text:style-name="T1"><text:s text:c="2"/></text:span><text:span text:style-name="T1">size: 858mb</text:span></text:p>
            <text:p text:style-name="P2"><text:span text:style-name="T1"><text:s text:c="2"/></text:span><text:span text:style-name="T1">length: 8 min</text:span></text:p>
            <text:p text:style-name="P2"><text:span text:style-name="T1">see I want to send bdan.mp4 to a friend but its just </text:span><text:span text:style-name="T1">too damn big! I want it smaller than 25mb.</text:span></text:p>
            <text:p text:style-name="P2"><text:span text:style-name="T1">this is the command we'll run just to see if we can do </text:span><text:span text:style-name="T1">it with 1080p:</text:span></text:p>
            <text:p text:style-name="P2"><text:span text:style-name="T2">ab-av1 crf-search --encoder libx264 --min-vmaf 95</text:span></text:p>
            <text:p text:style-name="P2"><text:span text:style-name="T2">--pix-format yuv420p -i bdan.mp4</text:span></text:p>
            <text:p text:style-name="P2"><text:span text:style-name="T1"><text:s text:c="2"/></text:span><text:span text:style-name="T1">after running this it says I can get a file size of </text:span><text:span text:style-name="T1">236.94mb using --crf 19.7! but that's not what I'm </text:span><text:span text:style-name="T1">after. I want 25mb or less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3"><text:span text:style-name="T1"/></text:p>
            <text:p text:style-name="P2"><text:span text:style-name="T1">lets add </text:span><text:span text:style-name="T2">--vmaf-scale="1280x720" --vfilter "scale=-</text:span><text:span text:style-name="T2">1:720"</text:span><text:span text:style-name="T1"> to the previous ab-av1 command.</text:span></text:p>
            <text:p text:style-name="P2"><text:span text:style-name="T1"><text:s text:c="2"/></text:span><text:span text:style-name="T1">111.62mb with 95 VMAF. Very good. lets change the </text:span><text:span text:style-name="T2">--min-vmaf</text:span><text:span text:style-name="T1"> to 88</text:span></text:p>
            <text:p text:style-name="P2"><text:span text:style-name="T1">we got crf 28.4 VMAF 88 31.37mb. SO CLOSE. </text:span><text:span text:style-name="T1">remember what I said about not</text:span></text:p>
            <text:p text:style-name="P2"><text:span text:style-name="T1"><text:s text:c="2"/></text:span><text:span text:style-name="T1">normally going below 88? this is one of those </text:span><text:span text:style-name="T1">cases. </text:span><text:span text:style-name="T2">--min-vmaf 84</text:span><text:span text:style-name="T1">.</text:span></text:p>
            <text:p text:style-name="P2"><text:span text:style-name="T1"><text:s text:c="2"/></text:span><text:span text:style-name="T1">now we have crf 31.2 VMAF 84 and 23.46mb. </text:span><text:span text:style-name="T1">almost perfect. except thats just the</text:span></text:p>
            <text:p text:style-name="P2"><text:span text:style-name="T1"><text:s text:c="2"/></text:span><text:span text:style-name="T1">video stream. the audio stream is 18mb alone. but </text:span><text:span text:style-name="T1">we can reduce that to about</text:span></text:p>
            <text:p text:style-name="P2"><text:span text:style-name="T1"><text:s text:c="2"/></text:span><text:span text:style-name="T1">4mb using ffmpeg. (we'll do that in a bit) but lets </text:span><text:span text:style-name="T1">make room for that audio.</text:span></text:p>
            <text:p text:style-name="P2"><text:span text:style-name="T1"><text:s text:c="2"/></text:span><text:span text:style-name="T2">--vmaf-min 81</text:span></text:p>
            <text:p text:style-name="P2"><text:span text:style-name="T1"><text:s text:c="2"/></text:span><text:span text:style-name="T1">finally 32.8 VMAF 81 at 20.00mb we are ready for </text:span><text:span text:style-name="T1">ffmpeg.</text:span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4" draw:text-style-name="P1" draw:layer="layout" svg:width="6.35cm" svg:height="12.7cm" svg:x="0.955cm" svg:y="13.9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lets use ab-av1.</text:span></text:p>
            <text:p text:style-name="P2"><text:span text:style-name="T1"><text:s text:c="2"/></text:span><text:span text:style-name="T1">I have a very highly lossless animated video.</text:span></text:p>
            <text:p text:style-name="P2"><text:span text:style-name="T1"><text:s text:c="2"/></text:span><text:span text:style-name="T1">name: bdan.mp4</text:span></text:p>
            <text:p text:style-name="P2"><text:span text:style-name="T1"><text:s text:c="2"/></text:span><text:span text:style-name="T1">video: h264 high 1080p 24fps 14989kb/s</text:span></text:p>
            <text:p text:style-name="P2"><text:span text:style-name="T1"><text:s text:c="2"/></text:span><text:span text:style-name="T1">audio: aac 317kb/s</text:span></text:p>
            <text:p text:style-name="P2"><text:span text:style-name="T1"><text:s text:c="2"/></text:span><text:span text:style-name="T1">size: 858mb</text:span></text:p>
            <text:p text:style-name="P2"><text:span text:style-name="T1"><text:s text:c="2"/></text:span><text:span text:style-name="T1">length: 8 min</text:span></text:p>
            <text:p text:style-name="P2"><text:span text:style-name="T1">see I want to send bdan.mp4 to a friend but its just </text:span><text:span text:style-name="T1">too damn big! I want it smaller than 25mb.</text:span></text:p>
            <text:p text:style-name="P2"><text:span text:style-name="T1">this is the command we'll run just to see if we can do </text:span><text:span text:style-name="T1">it with 1080p:</text:span></text:p>
            <text:p text:style-name="P2"><text:span text:style-name="T2">ab-av1 crf-search --encoder libx264 --min-vmaf 95</text:span></text:p>
            <text:p text:style-name="P2"><text:span text:style-name="T2">--pix-format yuv420p -i bdan.mp4</text:span></text:p>
            <text:p text:style-name="P2"><text:span text:style-name="T1"><text:s text:c="2"/></text:span><text:span text:style-name="T1">after running this it says I can get a file size of </text:span><text:span text:style-name="T1">236.94mb using --crf 19.7! but that's not what I'm </text:span><text:span text:style-name="T1">after. I want 25mb or less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3"><text:span text:style-name="T1"/></text:p>
            <text:p text:style-name="P2"><text:span text:style-name="T1">lets add </text:span><text:span text:style-name="T2">--vmaf-scale="1280x720" --vfilter "scale=-</text:span><text:span text:style-name="T2">1:720"</text:span><text:span text:style-name="T1"> to the previous ab-av1 command.</text:span></text:p>
            <text:p text:style-name="P2"><text:span text:style-name="T1"><text:s text:c="2"/></text:span><text:span text:style-name="T1">111.62mb with 95 VMAF. Very good. lets change the </text:span><text:span text:style-name="T2">--min-vmaf</text:span><text:span text:style-name="T1"> to 88</text:span></text:p>
            <text:p text:style-name="P2"><text:span text:style-name="T1">we got crf 28.4 VMAF 88 31.37mb. SO CLOSE. </text:span><text:span text:style-name="T1">remember what I said about not</text:span></text:p>
            <text:p text:style-name="P2"><text:span text:style-name="T1"><text:s text:c="2"/></text:span><text:span text:style-name="T1">normally going below 88? this is one of those </text:span><text:span text:style-name="T1">cases. </text:span><text:span text:style-name="T2">--min-vmaf 84</text:span><text:span text:style-name="T1">.</text:span></text:p>
            <text:p text:style-name="P2"><text:span text:style-name="T1"><text:s text:c="2"/></text:span><text:span text:style-name="T1">now we have crf 31.2 VMAF 84 and 23.46mb. </text:span><text:span text:style-name="T1">almost perfect. except thats just the</text:span></text:p>
            <text:p text:style-name="P2"><text:span text:style-name="T1"><text:s text:c="2"/></text:span><text:span text:style-name="T1">video stream. the audio stream is 18mb alone. but </text:span><text:span text:style-name="T1">we can reduce that to about</text:span></text:p>
            <text:p text:style-name="P2"><text:span text:style-name="T1"><text:s text:c="2"/></text:span><text:span text:style-name="T1">4mb using ffmpeg. (we'll do that in a bit) but lets </text:span><text:span text:style-name="T1">make room for that audio.</text:span></text:p>
            <text:p text:style-name="P2"><text:span text:style-name="T1"><text:s text:c="2"/></text:span><text:span text:style-name="T2">--vmaf-min 81</text:span></text:p>
            <text:p text:style-name="P2"><text:span text:style-name="T1"><text:s text:c="2"/></text:span><text:span text:style-name="T1">finally 32.8 VMAF 81 at 20.00mb we are ready for </text:span><text:span text:style-name="T1">ffmpeg.</text:span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4" draw:text-style-name="P1" draw:layer="layout" svg:width="6.35cm" svg:height="12.7cm" svg:x="13.655cm" svg:y="13.9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lets use ab-av1.</text:span></text:p>
            <text:p text:style-name="P2"><text:span text:style-name="T1"><text:s text:c="2"/></text:span><text:span text:style-name="T1">I have a very highly lossless animated video.</text:span></text:p>
            <text:p text:style-name="P2"><text:span text:style-name="T1"><text:s text:c="2"/></text:span><text:span text:style-name="T1">name: bdan.mp4</text:span></text:p>
            <text:p text:style-name="P2"><text:span text:style-name="T1"><text:s text:c="2"/></text:span><text:span text:style-name="T1">video: h264 high 1080p 24fps 14989kb/s</text:span></text:p>
            <text:p text:style-name="P2"><text:span text:style-name="T1"><text:s text:c="2"/></text:span><text:span text:style-name="T1">audio: aac 317kb/s</text:span></text:p>
            <text:p text:style-name="P2"><text:span text:style-name="T1"><text:s text:c="2"/></text:span><text:span text:style-name="T1">size: 858mb</text:span></text:p>
            <text:p text:style-name="P2"><text:span text:style-name="T1"><text:s text:c="2"/></text:span><text:span text:style-name="T1">length: 8 min</text:span></text:p>
            <text:p text:style-name="P2"><text:span text:style-name="T1">see I want to send bdan.mp4 to a friend but its just </text:span><text:span text:style-name="T1">too damn big! I want it smaller than 25mb.</text:span></text:p>
            <text:p text:style-name="P2"><text:span text:style-name="T1">this is the command we'll run just to see if we can do </text:span><text:span text:style-name="T1">it with 1080p:</text:span></text:p>
            <text:p text:style-name="P2"><text:span text:style-name="T2">ab-av1 crf-search --encoder libx264 --min-vmaf 95</text:span></text:p>
            <text:p text:style-name="P2"><text:span text:style-name="T2">--pix-format yuv420p -i bdan.mp4</text:span></text:p>
            <text:p text:style-name="P2"><text:span text:style-name="T1"><text:s text:c="2"/></text:span><text:span text:style-name="T1">after running this it says I can get a file size of </text:span><text:span text:style-name="T1">236.94mb using --crf 19.7! but that's not what I'm </text:span><text:span text:style-name="T1">after. I want 25mb or less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3"><text:span text:style-name="T1"/></text:p>
            <text:p text:style-name="P2"><text:span text:style-name="T1">lets add </text:span><text:span text:style-name="T2">--vmaf-scale="1280x720" --vfilter "scale=-</text:span><text:span text:style-name="T2">1:720"</text:span><text:span text:style-name="T1"> to the previous ab-av1 command.</text:span></text:p>
            <text:p text:style-name="P2"><text:span text:style-name="T1"><text:s text:c="2"/></text:span><text:span text:style-name="T1">111.62mb with 95 VMAF. Very good. lets change the </text:span><text:span text:style-name="T2">--min-vmaf</text:span><text:span text:style-name="T1"> to 88</text:span></text:p>
            <text:p text:style-name="P2"><text:span text:style-name="T1">we got crf 28.4 VMAF 88 31.37mb. SO CLOSE. </text:span><text:span text:style-name="T1">remember what I said about not</text:span></text:p>
            <text:p text:style-name="P2"><text:span text:style-name="T1"><text:s text:c="2"/></text:span><text:span text:style-name="T1">normally going below 88? this is one of those </text:span><text:span text:style-name="T1">cases. </text:span><text:span text:style-name="T2">--min-vmaf 84</text:span><text:span text:style-name="T1">.</text:span></text:p>
            <text:p text:style-name="P2"><text:span text:style-name="T1"><text:s text:c="2"/></text:span><text:span text:style-name="T1">now we have crf 31.2 VMAF 84 and 23.46mb. </text:span><text:span text:style-name="T1">almost perfect. except thats just the</text:span></text:p>
            <text:p text:style-name="P2"><text:span text:style-name="T1"><text:s text:c="2"/></text:span><text:span text:style-name="T1">video stream. the audio stream is 18mb alone. but </text:span><text:span text:style-name="T1">we can reduce that to about</text:span></text:p>
            <text:p text:style-name="P2"><text:span text:style-name="T1"><text:s text:c="2"/></text:span><text:span text:style-name="T1">4mb using ffmpeg. (we'll do that in a bit) but lets </text:span><text:span text:style-name="T1">make room for that audio.</text:span></text:p>
            <text:p text:style-name="P2"><text:span text:style-name="T1"><text:s text:c="2"/></text:span><text:span text:style-name="T2">--vmaf-min 81</text:span></text:p>
            <text:p text:style-name="P2"><text:span text:style-name="T1"><text:s text:c="2"/></text:span><text:span text:style-name="T1">finally 32.8 VMAF 81 at 20.00mb we are ready for </text:span><text:span text:style-name="T1">ffmpeg.</text:span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6.851cm" svg:x="13.655cm" svg:y="7.62cm">
          <draw:text-box>
            <text:p text:style-name="P2"><text:span text:style-name="T1"><text:s text:c="2"/></text:span></text:p>
            <text:p text:style-name="P2"><text:span text:style-name="T1">before we talk about ffmpeg or ab-av1 we need to </text:span><text:span text:style-name="T1">discuss VMAF. VMAF being the visual quality of a </text:span><text:span text:style-name="T1">video in relation to our eyes. the scale reaches from </text:span><text:span text:style-name="T1">0-100 after 93 our eyes can't fully tell the difference </text:span><text:span text:style-name="T1">between the quality of the original or the new version.</text:span></text:p>
            <text:p text:style-name="P2"><text:span text:style-name="T1"/></text:p>
            <text:p text:style-name="P2"><text:span text:style-name="T1"><text:s text:c="2"/></text:span><text:span text:style-name="T1">I try to to keep vmaf at 94-95 for 1080p videos and </text:span><text:span text:style-name="T1">higher but normally no lower than 88 for 720p videos. </text:span><text:span text:style-name="T1">you can still use 95 for 720p and get an amazing </text:span><text:span text:style-name="T1">result with a small file size and great quality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6.851cm" svg:x="13.655cm" svg:y="1.27cm">
          <draw:text-box>
            <text:p text:style-name="P2"><text:span text:style-name="T1"><text:s/></text:span><text:span text:style-name="T1">____ <text:s text:c="2"/>___ <text:s text:c="3"/>_ <text:s/>_ <text:s text:c="2"/>____ <text:s text:c="3"/>____ <text:s text:c="4"/>___ </text:span></text:p>
            <text:p text:style-name="P2"><text:span text:style-name="T1">( <text:s/>__ ) ( <text:s/>__) <text:s/>( <text:s/>\/ <text:s/>) ( <text:s text:c="2"/>_ <text:s text:c="2"/>\ ( <text:s text:c="4"/>__) <text:s/>/ <text:s/>__)</text:span></text:p>
            <text:p text:style-name="P2"><text:span text:style-name="T1"><text:s/></text:span><text:span text:style-name="T1">) _) <text:s text:c="5"/>) _) <text:s text:c="2"/>/ <text:s/>\/ <text:s/>\ <text:s text:c="2"/>) <text:s/>__/ <text:s/>) <text:s text:c="3"/>_) <text:s text:c="2"/>( <text:s/>(_ <text:s/>\</text:span></text:p>
            <text:p text:style-name="P2"><text:span text:style-name="T1">(__) <text:s text:c="4"/>(__) <text:s text:c="2"/>\_)(_/ <text:s/>(__) <text:s text:c="2"/>(____) <text:s text:c="2"/>\___/</text:span></text:p>
            <text:p text:style-name="P2"><text:span text:style-name="T1"/></text:p>
            <text:p text:style-name="P2"><text:span text:style-name="T1"><text:s text:c="2"/></text:span><text:span text:style-name="T1">mar 2024 <text:s text:c="16"/>by Nobodyatall</text:span></text:p>
            <text:p text:style-name="P2"><text:span text:style-name="T1"/></text:p>
            <text:p text:style-name="P2"><text:span text:style-name="T1">\ <text:s/>/\ <text:s/>/\ <text:s/>/\ <text:s/>/\ <text:s/>/\ <text:s/>/\ <text:s/>/\ <text:s/>/\ <text:s/>/\ <text:s/>/\ <text:s/>/\ <text:s/>/\ <text:s/>/\ <text:s/>/\ <text:s/>/\ <text:s/>/\ <text:s/>/\ <text:s/>/\ </text:span><text:span text:style-name="T1"><text:s/>/\ <text:s/>/</text:span></text:p>
            <text:p text:style-name="P2"><text:span text:style-name="T1"><text:s/></text:span><text:span text:style-name="T1">\/ <text:s/>\/ <text:s/>\/ <text:s/>\/ <text:s/>\/ <text:s/>\/ <text:s/>\/ <text:s/>\/ <text:s/>\/ <text:s/>\/ <text:s/>\/ <text:s/>\/ <text:s/>\/ <text:s/>\/ <text:s/>\/ <text:s/>\/ <text:s/>\/ <text:s/>\/ <text:s/></text:span><text:span text:style-name="T1">\/ <text:s/>\/</text:span></text:p>
            <text:p text:style-name="P2"><text:span text:style-name="T1">INTRO</text:span></text:p>
            <text:p text:style-name="P2"><text:span text:style-name="T1">------------</text:span></text:p>
            <text:p text:style-name="P2"><text:span text:style-name="T1">greetings and bienvenue to my zine.</text:span></text:p>
            <text:p text:style-name="P2"><text:span text:style-name="T1"><text:s text:c="2"/></text:span><text:span text:style-name="T1">a lot of people on certain Internet forums and chat </text:span><text:span text:style-name="T1">areas ask me how I fit certain high quality videos in </text:span><text:span text:style-name="T1">such small yet high quality constraints. this is purely </text:span><text:span text:style-name="T1">using ffmpeg and ab-av1.</text:span></text:p>
            <text:p text:style-name="P2"><text:span text:style-name="T1">I'll be showing you exactly how to use these </text:span><text:span text:style-name="T1">programs to achieve better file sizes while also </text:span><text:span text:style-name="T1">maintaining visual quality as best as possible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/></text:span><text:span text:style-name="T1">/\ <text:s/>/\ <text:s/>/\ <text:s/>/\ <text:s/>/\ <text:s/>/\ <text:s/>/\ <text:s/>/\ <text:s/>/\ <text:s/>/\ <text:s/>/\ <text:s/>/\ <text:s/>/\ <text:s/>/\ <text:s/>/\ <text:s/>/\ <text:s/>/\ <text:s/>/\ <text:s/></text:span><text:span text:style-name="T1">/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</draw:page>
      <draw:page draw:name="page2" draw:style-name="dp1" draw:master-page-name="Default">
        <draw:line draw:style-name="gr1" draw:text-style-name="P1" draw:layer="layout" svg:x1="1.59cm" svg:y1="1.271cm" svg:x2="20.64cm" svg:y2="1.271cm">
          <text:p/>
        </draw:line>
        <draw:line draw:style-name="gr1" draw:text-style-name="P1" draw:layer="layout" svg:x1="1.59cm" svg:y1="1.271cm" svg:x2="1.59cm" svg:y2="26.671cm">
          <text:p/>
        </draw:line>
        <draw:line draw:style-name="gr1" draw:text-style-name="P1" draw:layer="layout" svg:x1="1.59cm" svg:y1="26.67cm" svg:x2="20.64cm" svg:y2="26.67cm">
          <text:p/>
        </draw:line>
        <draw:line draw:style-name="gr1" draw:text-style-name="P1" draw:layer="layout" svg:x1="20.64cm" svg:y1="1.27cm" svg:x2="20.64cm" svg:y2="26.67cm">
          <text:p/>
        </draw:line>
        <draw:line draw:style-name="gr1" draw:text-style-name="P1" draw:layer="layout" svg:x1="1.59cm" svg:y1="7.62cm" svg:x2="20.64cm" svg:y2="7.62cm">
          <text:p/>
        </draw:line>
        <draw:line draw:style-name="gr1" draw:text-style-name="P1" draw:layer="layout" svg:x1="1.59cm" svg:y1="13.97cm" svg:x2="20.64cm" svg:y2="13.97cm">
          <text:p/>
        </draw:line>
        <draw:line draw:style-name="gr1" draw:text-style-name="P1" draw:layer="layout" svg:x1="1.59cm" svg:y1="20.32cm" svg:x2="20.64cm" svg:y2="20.32cm">
          <text:p/>
        </draw:line>
        <draw:line draw:style-name="gr1" draw:text-style-name="P1" draw:layer="layout" svg:x1="7.94cm" svg:y1="1.27cm" svg:x2="7.94cm" svg:y2="26.67cm">
          <text:p/>
        </draw:line>
        <draw:line draw:style-name="gr1" draw:text-style-name="P1" draw:layer="layout" svg:x1="14.29cm" svg:y1="1.27cm" svg:x2="14.29cm" svg:y2="26.67cm">
          <text:p/>
        </draw:line>
        <draw:frame draw:style-name="gr3" draw:text-style-name="P1" draw:layer="layout" svg:width="6.35cm" svg:height="13.176cm" svg:x="1.59cm" svg:y="1.2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ffmpeg is a beautiful thing. its robust, its got </text:span><text:span text:style-name="T1">codecs, and its fast.</text:span></text:p>
            <text:p text:style-name="P2"><text:span text:style-name="T1"><text:s text:c="2"/></text:span><text:span text:style-name="T1">lets use ffmpeg to make that audio about 4mb in </text:span><text:span text:style-name="T1">size.</text:span></text:p>
            <text:p text:style-name="P2"><text:span text:style-name="T2"><text:s text:c="2"/></text:span><text:span text:style-name="T2">ffmpeg -y -i bdan.mp4 -c:a aac -b:a 64k -vn </text:span><text:span text:style-name="T2">output.m4a</text:span></text:p>
            <text:p text:style-name="P2"><text:span text:style-name="T1"><text:s text:c="2"/></text:span><text:span text:style-name="T1">3.9mb close enough! audio is kind of trial and error </text:span><text:span text:style-name="T1">but it should be quick.</text:span></text:p>
            <text:p text:style-name="P2"><text:span text:style-name="T1">Now we can convert just the video. not the audio we </text:span><text:span text:style-name="T1">can stich them back together once we finish the </text:span><text:span text:style-name="T1">video.</text:span></text:p>
            <text:p text:style-name="P2"><text:span text:style-name="T2">ffmpeg -y -i bdan.mp4 -c:v libx264 -profile:v high -</text:span><text:span text:style-name="T2">level:v 4.2 -crf 32.8 -pix_fmt yuv420p -keyint_min </text:span><text:span text:style-name="T2">72 -g 72 -s 1280x720</text:span></text:p>
            <text:p text:style-name="P2"><text:span text:style-name="T2">-movflags +faststart -preset veryslow -an </text:span><text:span text:style-name="T2">output.mp4</text:span></text:p>
            <text:p text:style-name="P2"><text:span text:style-name="T1"><text:s text:c="2"/></text:span><text:span text:style-name="T1">so there's not TOO much to explain here.</text:span></text:p>
            <text:p text:style-name="P2"><text:span text:style-name="T1">-s scales, -movflags +faststart</text:span></text:p>
            <text:p text:style-name="P2"><text:span text:style-name="T1"><text:s text:c="2"/></text:span><text:span text:style-name="T1">allows for streaming the mp4 file, -preset veryslow </text:span><text:span text:style-name="T1">for quality and compression, -an for no audio. </text:span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/></text:p>
            <text:p text:style-name="P2"><text:span text:style-name="T1">finally -keyint_min and -g, which should be</text:span></text:p>
            <text:p text:style-name="P2"><text:span text:style-name="T1"><text:s text:c="2"/></text:span><text:span text:style-name="T1">calculated thusly. how many seconds before an I-</text:span><text:span text:style-name="T1">Frame. 1? 2? 3? 10?</text:span></text:p>
            <text:p text:style-name="P2"><text:span text:style-name="T1"/></text:p>
            <text:p text:style-name="P2"><text:span text:style-name="T1"><text:s text:c="2"/></text:span><text:span text:style-name="T1">this is easy. this is an 8 minute video at 24fps for 2 </text:span><text:span text:style-name="T1">seconds per I-Frame</text:span></text:p>
            <text:p text:style-name="P2"><text:span text:style-name="T1"/></text:p>
            <text:p text:style-name="P2"><text:span text:style-name="T1"><text:s text:c="2"/></text:span><text:span text:style-name="T1">2 * 24 = 48. so</text:span><text:span text:style-name="T2"> -keyint_min 48 -g 48</text:span><text:span text:style-name="T1"> would be the </text:span><text:span text:style-name="T1">command.</text:span></text:p>
            <text:p text:style-name="P2"><text:span text:style-name="T1"/></text:p>
            <text:p text:style-name="P2"><text:span text:style-name="T1"><text:s text:c="2"/></text:span><text:span text:style-name="T1">i chose 3. 3 * 24 = 72 </text:span><text:span text:style-name="T2">-keyint_min 72 -g 72</text:span><text:span text:style-name="T1">. easy. </text:span><text:span text:style-name="T1">the larger the seconds</text:span></text:p>
            <text:p text:style-name="P2"><text:span text:style-name="T1"><text:s text:c="2"/></text:span><text:span text:style-name="T1">the smaller the video but the worse it could look.</text:span></text:p>
            <text:p text:style-name="P2"><text:span text:style-name="T1"/></text:p>
            <text:p text:style-name="P2"><text:span text:style-name="T1"><text:s text:c="2"/></text:span><text:span text:style-name="T1">the video file output.mp4 is 19.6mb and the audio </text:span><text:span text:style-name="T1">file output.m4a is 3.9mb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12.626cm" svg:x="1.59cm" svg:y="13.97cm">
          <draw:text-box>
            <text:p text:style-name="P2"><text:span text:style-name="T1"><text:s text:c="2"/></text:span></text:p>
            <text:p text:style-name="P2"><text:span text:style-name="T1">Lets combine the video and audio.</text:span></text:p>
            <text:p text:style-name="P2"><text:span text:style-name="T1">ffmpeg -i output.mp4 -i output.m4a -c copy -movflags </text:span><text:span text:style-name="T1">+faststart output-va.mp4</text:span></text:p>
            <text:p text:style-name="P2"><text:span text:style-name="T1"/></text:p>
            <text:p text:style-name="P2"><text:span text:style-name="T1"><text:s text:c="2"/></text:span><text:span text:style-name="T1">name: output-va.mp4</text:span></text:p>
            <text:p text:style-name="P2"><text:span text:style-name="T1"><text:s text:c="2"/></text:span><text:span text:style-name="T1">video: h264 high 720p 24fps 340kb/s</text:span></text:p>
            <text:p text:style-name="P2"><text:span text:style-name="T1"><text:s text:c="2"/></text:span><text:span text:style-name="T1">audio: aac 66kb/s</text:span></text:p>
            <text:p text:style-name="P2"><text:span text:style-name="T1"><text:s text:c="2"/></text:span><text:span text:style-name="T1">size: 23.6mb</text:span></text:p>
            <text:p text:style-name="P2"><text:span text:style-name="T1"><text:s text:c="2"/></text:span><text:span text:style-name="T1">length: 8 min</text:span></text:p>
            <text:p text:style-name="P2"><text:span text:style-name="T1"/></text:p>
            <text:p text:style-name="P2"><text:span text:style-name="T1"><text:s text:c="2"/></text:span><text:span text:style-name="T1">so as you can see even when the video in question </text:span><text:span text:style-name="T1">is almost 1gb we can sti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2"/></text:span><text:span text:style-name="T1">create a more than watchable experience and </text:span><text:span text:style-name="T1">shareable with friends, enemies,</text:span></text:p>
            <text:p text:style-name="P2"><text:span text:style-name="T1"><text:s text:c="2"/></text:span><text:span text:style-name="T1">and other weirdos on the Internet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>Okay! So that’s everything! Your results will vary </text:span><text:span text:style-name="T1">based on the length of the video, the original size, </text:span><text:span text:style-name="T1">fps, and the encoder used.</text:span></text:p>
            <text:p text:style-name="P2"><text:span text:style-name="T1">libx264 is what I recommend for most compatibility </text:span><text:span text:style-name="T1">and least amount of time. however if you don’t care </text:span><text:span text:style-name="T1">about that and just want compression AND quality </text:span><text:span text:style-name="T1">use vp9 or av1. these are much better at </text:span><text:span text:style-name="T1">compression <text:s/>and quality but are insanely slow and </text:span><text:span text:style-name="T1">not widely supported by every </text:span><text:span text:style-name="T1">browser/computer/application.</text:span></text:p>
            <text:p text:style-name="P2"><text:span text:style-name="T1">But if you liked this, spread this zine around!</text:span></text:p>
            <text:p text:style-name="P2"><text:span text:style-name="T1"/></text:p>
            <text:p text:style-name="P2"><text:span text:style-name="T1">~Nobodyata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12.626cm" svg:x="7.94cm" svg:y="13.97cm">
          <draw:text-box>
            <text:p text:style-name="P2"><text:span text:style-name="T1"><text:s text:c="2"/></text:span></text:p>
            <text:p text:style-name="P2"><text:span text:style-name="T1">Lets combine the video and audio.</text:span></text:p>
            <text:p text:style-name="P2"><text:span text:style-name="T1">ffmpeg -i output.mp4 -i output.m4a -c copy -movflags </text:span><text:span text:style-name="T1">+faststart output-va.mp4</text:span></text:p>
            <text:p text:style-name="P2"><text:span text:style-name="T1"/></text:p>
            <text:p text:style-name="P2"><text:span text:style-name="T1"><text:s text:c="2"/></text:span><text:span text:style-name="T1">name: output-va.mp4</text:span></text:p>
            <text:p text:style-name="P2"><text:span text:style-name="T1"><text:s text:c="2"/></text:span><text:span text:style-name="T1">video: h264 high 720p 24fps 340kb/s</text:span></text:p>
            <text:p text:style-name="P2"><text:span text:style-name="T1"><text:s text:c="2"/></text:span><text:span text:style-name="T1">audio: aac 66kb/s</text:span></text:p>
            <text:p text:style-name="P2"><text:span text:style-name="T1"><text:s text:c="2"/></text:span><text:span text:style-name="T1">size: 23.6mb</text:span></text:p>
            <text:p text:style-name="P2"><text:span text:style-name="T1"><text:s text:c="2"/></text:span><text:span text:style-name="T1">length: 8 min</text:span></text:p>
            <text:p text:style-name="P2"><text:span text:style-name="T1"/></text:p>
            <text:p text:style-name="P2"><text:span text:style-name="T1"><text:s text:c="2"/></text:span><text:span text:style-name="T1">so as you can see even when the video in question </text:span><text:span text:style-name="T1">is almost 1gb we can sti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2"/></text:span><text:span text:style-name="T1">create a more than watchable experience and </text:span><text:span text:style-name="T1">shareable with friends, enemies,</text:span></text:p>
            <text:p text:style-name="P2"><text:span text:style-name="T1"><text:s text:c="2"/></text:span><text:span text:style-name="T1">and other weirdos on the Internet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>Okay! So that’s everything! Your results will vary </text:span><text:span text:style-name="T1">based on the length of the video, the original size, </text:span><text:span text:style-name="T1">fps, and the encoder used.</text:span></text:p>
            <text:p text:style-name="P2"><text:span text:style-name="T1">libx264 is what I recommend for most compatibility </text:span><text:span text:style-name="T1">and least amount of time. however if you don’t care </text:span><text:span text:style-name="T1">about that and just want compression AND quality </text:span><text:span text:style-name="T1">use vp9 or av1. these are much better at </text:span><text:span text:style-name="T1">compression <text:s/>and quality but are insanely slow and </text:span><text:span text:style-name="T1">not widely supported by every </text:span><text:span text:style-name="T1">browser/computer/application.</text:span></text:p>
            <text:p text:style-name="P2"><text:span text:style-name="T1">But if you liked this, spread this zine around!</text:span></text:p>
            <text:p text:style-name="P2"><text:span text:style-name="T1"/></text:p>
            <text:p text:style-name="P2"><text:span text:style-name="T1">~Nobodyata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13.176cm" svg:x="7.94cm" svg:y="1.2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ffmpeg is a beautiful thing. its robust, its got </text:span><text:span text:style-name="T1">codecs, and its fast.</text:span></text:p>
            <text:p text:style-name="P2"><text:span text:style-name="T1"><text:s text:c="2"/></text:span><text:span text:style-name="T1">lets use ffmpeg to make that audio about 4mb in </text:span><text:span text:style-name="T1">size.</text:span></text:p>
            <text:p text:style-name="P2"><text:span text:style-name="T2"><text:s text:c="2"/></text:span><text:span text:style-name="T2">ffmpeg -y -i bdan.mp4 -c:a aac -b:a 64k -vn </text:span><text:span text:style-name="T2">output.m4a</text:span></text:p>
            <text:p text:style-name="P2"><text:span text:style-name="T1"><text:s text:c="2"/></text:span><text:span text:style-name="T1">3.9mb close enough! audio is kind of trial and error </text:span><text:span text:style-name="T1">but it should be quick.</text:span></text:p>
            <text:p text:style-name="P2"><text:span text:style-name="T1">Now we can convert just the video. not the audio we </text:span><text:span text:style-name="T1">can stich them back together once we finish the </text:span><text:span text:style-name="T1">video.</text:span></text:p>
            <text:p text:style-name="P2"><text:span text:style-name="T2">ffmpeg -y -i bdan.mp4 -c:v libx264 -profile:v high -</text:span><text:span text:style-name="T2">level:v 4.2 -crf 32.8 -pix_fmt yuv420p -keyint_min </text:span><text:span text:style-name="T2">72 -g 72 -s 1280x720</text:span></text:p>
            <text:p text:style-name="P2"><text:span text:style-name="T2">-movflags +faststart -preset veryslow -an </text:span><text:span text:style-name="T2">output.mp4</text:span></text:p>
            <text:p text:style-name="P2"><text:span text:style-name="T1"><text:s text:c="2"/></text:span><text:span text:style-name="T1">so there's not TOO much to explain here.</text:span></text:p>
            <text:p text:style-name="P2"><text:span text:style-name="T1">-s scales, -movflags +faststart</text:span></text:p>
            <text:p text:style-name="P2"><text:span text:style-name="T1"><text:s text:c="2"/></text:span><text:span text:style-name="T1">allows for streaming the mp4 file, -preset veryslow </text:span><text:span text:style-name="T1">for quality and compression, -an for no audio. </text:span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/></text:p>
            <text:p text:style-name="P2"><text:span text:style-name="T1">finally -keyint_min and -g, which should be</text:span></text:p>
            <text:p text:style-name="P2"><text:span text:style-name="T1"><text:s text:c="2"/></text:span><text:span text:style-name="T1">calculated thusly. how many seconds before an I-</text:span><text:span text:style-name="T1">Frame. 1? 2? 3? 10?</text:span></text:p>
            <text:p text:style-name="P2"><text:span text:style-name="T1"/></text:p>
            <text:p text:style-name="P2"><text:span text:style-name="T1"><text:s text:c="2"/></text:span><text:span text:style-name="T1">this is easy. this is an 8 minute video at 24fps for 2 </text:span><text:span text:style-name="T1">seconds per I-Frame</text:span></text:p>
            <text:p text:style-name="P2"><text:span text:style-name="T1"/></text:p>
            <text:p text:style-name="P2"><text:span text:style-name="T1"><text:s text:c="2"/></text:span><text:span text:style-name="T1">2 * 24 = 48. so</text:span><text:span text:style-name="T2"> -keyint_min 48 -g 48</text:span><text:span text:style-name="T1"> would be the </text:span><text:span text:style-name="T1">command.</text:span></text:p>
            <text:p text:style-name="P2"><text:span text:style-name="T1"/></text:p>
            <text:p text:style-name="P2"><text:span text:style-name="T1"><text:s text:c="2"/></text:span><text:span text:style-name="T1">i chose 3. 3 * 24 = 72 </text:span><text:span text:style-name="T2">-keyint_min 72 -g 72</text:span><text:span text:style-name="T1">. easy. </text:span><text:span text:style-name="T1">the larger the seconds</text:span></text:p>
            <text:p text:style-name="P2"><text:span text:style-name="T1"><text:s text:c="2"/></text:span><text:span text:style-name="T1">the smaller the video but the worse it could look.</text:span></text:p>
            <text:p text:style-name="P2"><text:span text:style-name="T1"/></text:p>
            <text:p text:style-name="P2"><text:span text:style-name="T1"><text:s text:c="2"/></text:span><text:span text:style-name="T1">the video file output.mp4 is 19.6mb and the audio </text:span><text:span text:style-name="T1">file output.m4a is 3.9mb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12.626cm" svg:x="14.29cm" svg:y="13.97cm">
          <draw:text-box>
            <text:p text:style-name="P2"><text:span text:style-name="T1"><text:s text:c="2"/></text:span></text:p>
            <text:p text:style-name="P2"><text:span text:style-name="T1">Lets combine the video and audio.</text:span></text:p>
            <text:p text:style-name="P2"><text:span text:style-name="T1">ffmpeg -i output.mp4 -i output.m4a -c copy -movflags </text:span><text:span text:style-name="T1">+faststart output-va.mp4</text:span></text:p>
            <text:p text:style-name="P2"><text:span text:style-name="T1"/></text:p>
            <text:p text:style-name="P2"><text:span text:style-name="T1"><text:s text:c="2"/></text:span><text:span text:style-name="T1">name: output-va.mp4</text:span></text:p>
            <text:p text:style-name="P2"><text:span text:style-name="T1"><text:s text:c="2"/></text:span><text:span text:style-name="T1">video: h264 high 720p 24fps 340kb/s</text:span></text:p>
            <text:p text:style-name="P2"><text:span text:style-name="T1"><text:s text:c="2"/></text:span><text:span text:style-name="T1">audio: aac 66kb/s</text:span></text:p>
            <text:p text:style-name="P2"><text:span text:style-name="T1"><text:s text:c="2"/></text:span><text:span text:style-name="T1">size: 23.6mb</text:span></text:p>
            <text:p text:style-name="P2"><text:span text:style-name="T1"><text:s text:c="2"/></text:span><text:span text:style-name="T1">length: 8 min</text:span></text:p>
            <text:p text:style-name="P2"><text:span text:style-name="T1"/></text:p>
            <text:p text:style-name="P2"><text:span text:style-name="T1"><text:s text:c="2"/></text:span><text:span text:style-name="T1">so as you can see even when the video in question </text:span><text:span text:style-name="T1">is almost 1gb we can sti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2"/></text:span><text:span text:style-name="T1">create a more than watchable experience and </text:span><text:span text:style-name="T1">shareable with friends, enemies,</text:span></text:p>
            <text:p text:style-name="P2"><text:span text:style-name="T1"><text:s text:c="2"/></text:span><text:span text:style-name="T1">and other weirdos on the Internet.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>Okay! So that’s everything! Your results will vary </text:span><text:span text:style-name="T1">based on the length of the video, the original size, </text:span><text:span text:style-name="T1">fps, and the encoder used.</text:span></text:p>
            <text:p text:style-name="P2"><text:span text:style-name="T1">libx264 is what I recommend for most compatibility </text:span><text:span text:style-name="T1">and least amount of time. however if you don’t care </text:span><text:span text:style-name="T1">about that and just want compression AND quality </text:span><text:span text:style-name="T1">use vp9 or av1. these are much better at </text:span><text:span text:style-name="T1">compression <text:s/>and quality but are insanely slow and </text:span><text:span text:style-name="T1">not widely supported by every </text:span><text:span text:style-name="T1">browser/computer/application.</text:span></text:p>
            <text:p text:style-name="P2"><text:span text:style-name="T1">But if you liked this, spread this zine around!</text:span></text:p>
            <text:p text:style-name="P2"><text:span text:style-name="T1"/></text:p>
            <text:p text:style-name="P2"><text:span text:style-name="T1">~Nobodyata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/\\//\\//\\//\\//\\//\\//\\//\\//\\//\\//\\//\\//\\//\\//\\//\\//\\//\\/</text:span><text:span text:style-name="T1">/\\//\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  <draw:frame draw:style-name="gr3" draw:text-style-name="P1" draw:layer="layout" svg:width="6.35cm" svg:height="13.176cm" svg:x="14.29cm" svg:y="1.27cm">
          <draw:text-box>
            <text:p text:style-name="P2"><text:span text:style-name="T1"><text:s text:c="2"/></text:span></text:p>
            <text:p text:style-name="P2"><text:span text:style-name="T1"><text:s text:c="2"/></text:span><text:span text:style-name="T1">ffmpeg is a beautiful thing. its robust, its got </text:span><text:span text:style-name="T1">codecs, and its fast.</text:span></text:p>
            <text:p text:style-name="P2"><text:span text:style-name="T1"><text:s text:c="2"/></text:span><text:span text:style-name="T1">lets use ffmpeg to make that audio about 4mb in </text:span><text:span text:style-name="T1">size.</text:span></text:p>
            <text:p text:style-name="P2"><text:span text:style-name="T2"><text:s text:c="2"/></text:span><text:span text:style-name="T2">ffmpeg -y -i bdan.mp4 -c:a aac -b:a 64k -vn </text:span><text:span text:style-name="T2">output.m4a</text:span></text:p>
            <text:p text:style-name="P2"><text:span text:style-name="T1"><text:s text:c="2"/></text:span><text:span text:style-name="T1">3.9mb close enough! audio is kind of trial and error </text:span><text:span text:style-name="T1">but it should be quick.</text:span></text:p>
            <text:p text:style-name="P2"><text:span text:style-name="T1">Now we can convert just the video. not the audio we </text:span><text:span text:style-name="T1">can stich them back together once we finish the </text:span><text:span text:style-name="T1">video.</text:span></text:p>
            <text:p text:style-name="P2"><text:span text:style-name="T2">ffmpeg -y -i bdan.mp4 -c:v libx264 -profile:v high -</text:span><text:span text:style-name="T2">level:v 4.2 -crf 32.8 -pix_fmt yuv420p -keyint_min </text:span><text:span text:style-name="T2">72 -g 72 -s 1280x720</text:span></text:p>
            <text:p text:style-name="P2"><text:span text:style-name="T2">-movflags +faststart -preset veryslow -an </text:span><text:span text:style-name="T2">output.mp4</text:span></text:p>
            <text:p text:style-name="P2"><text:span text:style-name="T1"><text:s text:c="2"/></text:span><text:span text:style-name="T1">so there's not TOO much to explain here.</text:span></text:p>
            <text:p text:style-name="P2"><text:span text:style-name="T1">-s scales, -movflags +faststart</text:span></text:p>
            <text:p text:style-name="P2"><text:span text:style-name="T1"><text:s text:c="2"/></text:span><text:span text:style-name="T1">allows for streaming the mp4 file, -preset veryslow </text:span><text:span text:style-name="T1">for quality and compression, -an for no audio. </text:span></text:p>
            <text:p text:style-name="P2"><text:span text:style-name="T1"/></text:p>
            <text:p text:style-name="P3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3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  <text:p text:style-name="P2"><text:span text:style-name="T1"/></text:p>
            <text:p text:style-name="P2"><text:span text:style-name="T1">finally -keyint_min and -g, which should be</text:span></text:p>
            <text:p text:style-name="P2"><text:span text:style-name="T1"><text:s text:c="2"/></text:span><text:span text:style-name="T1">calculated thusly. how many seconds before an I-</text:span><text:span text:style-name="T1">Frame. 1? 2? 3? 10?</text:span></text:p>
            <text:p text:style-name="P2"><text:span text:style-name="T1"/></text:p>
            <text:p text:style-name="P2"><text:span text:style-name="T1"><text:s text:c="2"/></text:span><text:span text:style-name="T1">this is easy. this is an 8 minute video at 24fps for 2 </text:span><text:span text:style-name="T1">seconds per I-Frame</text:span></text:p>
            <text:p text:style-name="P2"><text:span text:style-name="T1"/></text:p>
            <text:p text:style-name="P2"><text:span text:style-name="T1"><text:s text:c="2"/></text:span><text:span text:style-name="T1">2 * 24 = 48. so</text:span><text:span text:style-name="T2"> -keyint_min 48 -g 48</text:span><text:span text:style-name="T1"> would be the </text:span><text:span text:style-name="T1">command.</text:span></text:p>
            <text:p text:style-name="P2"><text:span text:style-name="T1"/></text:p>
            <text:p text:style-name="P2"><text:span text:style-name="T1"><text:s text:c="2"/></text:span><text:span text:style-name="T1">i chose 3. 3 * 24 = 72 </text:span><text:span text:style-name="T2">-keyint_min 72 -g 72</text:span><text:span text:style-name="T1">. easy. </text:span><text:span text:style-name="T1">the larger the seconds</text:span></text:p>
            <text:p text:style-name="P2"><text:span text:style-name="T1"><text:s text:c="2"/></text:span><text:span text:style-name="T1">the smaller the video but the worse it could look.</text:span></text:p>
            <text:p text:style-name="P2"><text:span text:style-name="T1"/></text:p>
            <text:p text:style-name="P2"><text:span text:style-name="T1"><text:s text:c="2"/></text:span><text:span text:style-name="T1">the video file output.mp4 is 19.6mb and the audio </text:span><text:span text:style-name="T1">file output.m4a is 3.9mb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/\ <text:s/>/\ <text:s/>/\ <text:s/>/\ <text:s/>/\ <text:s/>/\ <text:s/>/\ <text:s/>/\ <text:s/>/\ <text:s/>/\ <text:s/>/\ <text:s/>/\ <text:s/>/\ <text:s/>/\ <text:s/>/\ <text:s/>/\ <text:s/>/\ <text:s/>/\ <text:s/>/</text:span><text:span text:style-name="T1">\ <text:s/>/\</text:span></text:p>
            <text:p text:style-name="P2"><text:span text:style-name="T1">/ <text:s/>\/ <text:s/>\/ <text:s/>\/ <text:s/>\/ <text:s/>\/ <text:s/>\/ <text:s/>\/ <text:s/>\/ <text:s/>\/ <text:s/>\/ <text:s/>\/ <text:s/>\/ <text:s/>\/ <text:s/>\/ <text:s/>\/ <text:s/>\/ <text:s/>\/ <text:s/>\/ </text:span><text:span text:style-name="T1"><text:s/>\/ <text:s/>\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3:44:56.546000000</meta:creation-date>
    <dc:date>2024-03-22T07:46:37.365997503</dc:date>
    <meta:editing-duration>PT5H10M51S</meta:editing-duration>
    <meta:editing-cycles>6</meta:editing-cycles>
    <meta:generator>LibreOffice/7.6.4.1$Linux_X86_64 LibreOffice_project/60$Build-1</meta:generator>
    <meta:print-date>2023-12-02T16:37:22.439000000</meta:print-date>
    <meta:document-statistic meta:object-count="33"/>
  </office:meta>
</office:document-meta>
</file>